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173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row table:style-name="ro1">
          <table:table-cell table:style-name="Default" office:value-type="string" calcext:value-type="string">
            <text:p>Computerlinguistik Projekt 2016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Backlog Mia Bot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Was 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Wer</text:p>
          </table:table-cell>
          <table:table-cell office:value-type="string" calcext:value-type="string">
            <text:p>Wann</text:p>
          </table:table-cell>
          <table:table-cell office:value-type="string" calcext:value-type="string">
            <text:p>Sonstiges</text:p>
          </table:table-cell>
          <table:table-cell/>
        </table:table-row>
        <table:table-row table:style-name="ro2">
          <table:table-cell office:value-type="string" calcext:value-type="string">
            <text:p>Eingabebegrenzung</text:p>
          </table:table-cell>
          <table:table-cell office:value-type="string" calcext:value-type="string">
            <text:p>Nur Nummern bei allen Runden. Verifizierung tut hier noch nicht ganz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eicherstruktur</text:p>
          </table:table-cell>
          <table:table-cell office:value-type="string" calcext:value-type="string">
            <text:p>Was wurde gewürfelt, welche Eingabe, welche Runde / Log-Datei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ufdecken-Funktionalität</text:p>
          </table:table-cell>
          <table:table-cell office:value-type="string" calcext:value-type="string">
            <text:p>Entscheidung über Sieg und Niederlage, am besten mit Gui Ausgab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künstliche Intelligenz</text:p>
          </table:table-cell>
          <table:table-cell office:value-type="string" calcext:value-type="string">
            <text:p>Statistik hart im Code machen, als Basic -Würfelt einfach, wenn X größer gibt er wahren Wert und ansonsten nimmt er random einen größeren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hrere Spieler ermöglichen (min 3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andomgenerator für Caller</text:p>
          </table:table-cell>
          <table:table-cell office:value-type="string" calcext:value-type="string">
            <text:p>Würfel in jedem Fall, bei X &gt; Eingabe sagt er Wahrheit ansonsten Zufallszahl &gt; Eingab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Entscheider</text:p>
          </table:table-cell>
          <table:table-cell office:value-type="string" calcext:value-type="string">
            <text:p>Aufdecken oder nicht, berechnet Wahrscheinlichkeit für X&gt; Eingabe, bei unterschreiten/überschreiten einer Schwelle aufdecken oder nicht</text:p>
          </table:table-cell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Diegel</meta:initial-creator>
    <meta:creation-date>2016-06-21T10:16:02.142461726</meta:creation-date>
    <dc:date>2016-06-21T10:29:35.192835517</dc:date>
    <dc:creator>Alexander Diegel</dc:creator>
    <meta:editing-duration>PT13M32S</meta:editing-duration>
    <meta:editing-cycles>2</meta:editing-cycles>
    <meta:generator>LibreOffice/5.0.6.3$Linux_X86_64 LibreOffice_project/00m0$Build-3</meta:generator>
    <meta:document-statistic meta:table-count="1" meta:cell-count="20" meta:object-count="0"/>
  </office:meta>
</office:document-meta>
</file>